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Status" style:family="table">
      <style:table-properties style:width="17.013cm" fo:margin-left="0cm" table:align="left"/>
    </style:style>
    <style:style style:name="TestStatus.A" style:family="table-column">
      <style:table-column-properties style:column-width="2.99cm"/>
    </style:style>
    <style:style style:name="TestStatus.B" style:family="table-column">
      <style:table-column-properties style:column-width="2.302cm"/>
    </style:style>
    <style:style style:name="TestStatus.C" style:family="table-column">
      <style:table-column-properties style:column-width="1.773cm"/>
    </style:style>
    <style:style style:name="TestStatus.D" style:family="table-column">
      <style:table-column-properties style:column-width="9.948cm"/>
    </style:style>
    <style:style style:name="TestStatus.A1" style:family="table-cell">
      <style:table-cell-properties fo:padding="0.097cm" fo:border-left="0.05pt solid #000000" fo:border-right="none" fo:border-top="0.05pt solid #000000" fo:border-bottom="0.05pt solid #000000"/>
    </style:style>
    <style:style style:name="TestStatus.D1" style:family="table-cell">
      <style:table-cell-properties fo:padding="0.097cm" fo:border="0.05pt solid #000000"/>
    </style:style>
    <style:style style:name="TestStatus.A2" style:family="table-cell">
      <style:table-cell-properties fo:padding="0.097cm" fo:border-left="0.05pt solid #000000" fo:border-right="none" fo:border-top="none" fo:border-bottom="0.05pt solid #000000"/>
    </style:style>
    <style:style style:name="TestStatu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977cm" table:align="left"/>
    </style:style>
    <style:style style:name="Tabelle1.A" style:family="table-column">
      <style:table-column-properties style:column-width="6.149cm"/>
    </style:style>
    <style:style style:name="Tabelle1.B" style:family="table-column">
      <style:table-column-properties style:column-width="9.202cm"/>
    </style:style>
    <style:style style:name="Tabelle1.C" style:family="table-column">
      <style:table-column-properties style:column-width="1.62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77cm" table:align="left"/>
    </style:style>
    <style:style style:name="Table1.A" style:family="table-column">
      <style:table-column-properties style:column-width="8.11cm"/>
    </style:style>
    <style:style style:name="Table1.B" style:family="table-column">
      <style:table-column-properties style:column-width="1.404cm"/>
    </style:style>
    <style:style style:name="Table1.C" style:family="table-column">
      <style:table-column-properties style:column-width="1.849cm"/>
    </style:style>
    <style:style style:name="Table1.D" style:family="table-column">
      <style:table-column-properties style:column-width="1.36cm"/>
    </style:style>
    <style:style style:name="Table1.E" style:family="table-column">
      <style:table-column-properties style:column-width="4.2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561cm"/>
    </style:style>
    <style:style style:name="P1" style:family="paragraph" style:parent-style-name="Table_20_Contents">
      <style:text-properties officeooo:rsid="000f19cd" officeooo:paragraph-rsid="000f19cd"/>
    </style:style>
    <style:style style:name="P2" style:family="paragraph" style:parent-style-name="Table_20_Contents">
      <style:text-properties fo:font-weight="bold" officeooo:rsid="000f19cd" officeooo:paragraph-rsid="000f19cd" style:font-weight-asian="bold" style:font-weight-complex="bold"/>
    </style:style>
    <style:style style:name="P3" style:family="paragraph" style:parent-style-name="Table_20_Contents">
      <style:text-properties officeooo:rsid="001045cf" officeooo:paragraph-rsid="001045cf"/>
    </style:style>
    <style:style style:name="P4" style:family="paragraph" style:parent-style-name="Table_20_Contents">
      <style:text-properties officeooo:rsid="0010ef36" officeooo:paragraph-rsid="0010ef36"/>
    </style:style>
    <style:style style:name="P5" style:family="paragraph" style:parent-style-name="Table_20_Contents">
      <style:text-properties officeooo:rsid="0011e420" officeooo:paragraph-rsid="0011e420"/>
    </style:style>
    <style:style style:name="P6" style:family="paragraph" style:parent-style-name="Table_20_Contents">
      <style:text-properties officeooo:rsid="0011fef9" officeooo:paragraph-rsid="0011fef9"/>
    </style:style>
    <style:style style:name="P7" style:family="paragraph" style:parent-style-name="Table_20_Contents">
      <style:text-properties officeooo:rsid="0015b50c" officeooo:paragraph-rsid="0015b50c"/>
    </style:style>
    <style:style style:name="P8" style:family="paragraph" style:parent-style-name="Table_20_Contents">
      <style:text-properties officeooo:rsid="001b09ce" officeooo:paragraph-rsid="001b09ce"/>
    </style:style>
    <style:style style:name="P9" style:family="paragraph" style:parent-style-name="Table_20_Contents">
      <style:text-properties officeooo:rsid="001ce3ce" officeooo:paragraph-rsid="001de275"/>
    </style:style>
    <style:style style:name="P10" style:family="paragraph" style:parent-style-name="Table_20_Contents">
      <style:text-properties officeooo:rsid="001f0fb1" officeooo:paragraph-rsid="001f0fb1"/>
    </style:style>
    <style:style style:name="P11" style:family="paragraph" style:parent-style-name="Table_20_Contents">
      <style:text-properties officeooo:rsid="0019c8ee" officeooo:paragraph-rsid="002a685e"/>
    </style:style>
    <style:style style:name="P12" style:family="paragraph" style:parent-style-name="Table_20_Contents">
      <style:text-properties fo:font-size="9pt" officeooo:rsid="002037bb" officeooo:paragraph-rsid="002a685e" style:font-size-asian="9pt" style:font-size-complex="9pt"/>
    </style:style>
    <style:style style:name="P13" style:family="paragraph" style:parent-style-name="Table_20_Contents">
      <style:text-properties fo:font-size="9pt" officeooo:rsid="0017c332" officeooo:paragraph-rsid="002a685e" style:font-size-asian="9pt" style:font-size-complex="9pt"/>
    </style:style>
    <style:style style:name="P14" style:family="paragraph" style:parent-style-name="Table_20_Contents">
      <style:text-properties fo:font-size="9pt" officeooo:rsid="0020ea69" officeooo:paragraph-rsid="002a685e" style:font-size-asian="9pt" style:font-size-complex="9pt"/>
    </style:style>
    <style:style style:name="P15" style:family="paragraph" style:parent-style-name="Table_20_Contents">
      <style:text-properties fo:font-size="9pt" officeooo:rsid="0022499e" officeooo:paragraph-rsid="002a685e" style:font-size-asian="9pt" style:font-size-complex="9pt"/>
    </style:style>
    <style:style style:name="P16" style:family="paragraph" style:parent-style-name="Table_20_Contents">
      <style:text-properties fo:font-size="9pt" officeooo:rsid="0022dcfe" officeooo:paragraph-rsid="002a685e" style:font-size-asian="9pt" style:font-size-complex="9pt"/>
    </style:style>
    <style:style style:name="P17" style:family="paragraph" style:parent-style-name="Table_20_Contents">
      <style:text-properties fo:font-size="9pt" officeooo:paragraph-rsid="002a685e" style:font-size-asian="9pt" style:font-size-complex="9pt"/>
    </style:style>
    <style:style style:name="P18" style:family="paragraph" style:parent-style-name="Table_20_Contents">
      <style:paragraph-properties fo:background-color="#33cc66">
        <style:background-image/>
      </style:paragraph-properties>
      <style:text-properties officeooo:rsid="000f19cd" officeooo:paragraph-rsid="000f19cd"/>
    </style:style>
    <style:style style:name="P19" style:family="paragraph" style:parent-style-name="Table_20_Contents">
      <style:paragraph-properties fo:background-color="#33cc66">
        <style:background-image/>
      </style:paragraph-properties>
      <style:text-properties officeooo:rsid="000f19cd" officeooo:paragraph-rsid="0015b50c"/>
    </style:style>
    <style:style style:name="P20" style:family="paragraph" style:parent-style-name="Table_20_Contents">
      <style:paragraph-properties fo:background-color="#33cc66">
        <style:background-image/>
      </style:paragraph-properties>
      <style:text-properties officeooo:rsid="000f19cd" officeooo:paragraph-rsid="001f0fb1"/>
    </style:style>
    <style:style style:name="P21" style:family="paragraph" style:parent-style-name="Standard">
      <style:text-properties officeooo:rsid="000f19cd" officeooo:paragraph-rsid="000f19cd"/>
    </style:style>
    <style:style style:name="P22" style:family="paragraph" style:parent-style-name="Standard">
      <style:text-properties officeooo:rsid="0017c332" officeooo:paragraph-rsid="0017c332"/>
    </style:style>
    <style:style style:name="P23" style:family="paragraph" style:parent-style-name="Standard">
      <style:text-properties officeooo:rsid="0017c332" officeooo:paragraph-rsid="002a685e"/>
    </style:style>
    <style:style style:name="P24" style:family="paragraph" style:parent-style-name="Standard">
      <style:text-properties officeooo:rsid="0024138f" officeooo:paragraph-rsid="0024138f"/>
    </style:style>
    <style:style style:name="P25" style:family="paragraph" style:parent-style-name="Standard">
      <style:text-properties officeooo:rsid="00275b73" officeooo:paragraph-rsid="00275b73"/>
    </style:style>
    <style:style style:name="P26" style:family="paragraph" style:parent-style-name="Text_20_body">
      <style:text-properties officeooo:rsid="00290e95" officeooo:paragraph-rsid="00290e95"/>
    </style:style>
    <style:style style:name="P27" style:family="paragraph" style:parent-style-name="Text_20_body">
      <style:text-properties officeooo:rsid="002a685e" officeooo:paragraph-rsid="002cc7e1"/>
    </style:style>
    <style:style style:name="P28" style:family="paragraph" style:parent-style-name="Text_20_body">
      <style:text-properties officeooo:rsid="002a685e" officeooo:paragraph-rsid="002a685e"/>
    </style:style>
    <style:style style:name="P29" style:family="paragraph" style:parent-style-name="Text_20_body">
      <style:text-properties fo:font-weight="bold" officeooo:rsid="002a685e" officeooo:paragraph-rsid="002cc7e1" style:font-weight-asian="bold" style:font-weight-complex="bold"/>
    </style:style>
    <style:style style:name="P30" style:family="paragraph" style:parent-style-name="Text_20_body">
      <style:text-properties officeooo:rsid="002f39eb" officeooo:paragraph-rsid="002f39eb"/>
    </style:style>
    <style:style style:name="P31" style:family="paragraph" style:parent-style-name="Text_20_body">
      <style:text-properties officeooo:rsid="002f81c0" officeooo:paragraph-rsid="002f81c0"/>
    </style:style>
    <style:style style:name="P32" style:family="paragraph" style:parent-style-name="Title">
      <style:text-properties officeooo:paragraph-rsid="002a685e"/>
    </style:style>
    <style:style style:name="P33" style:family="paragraph" style:parent-style-name="Table_20_Contents">
      <style:paragraph-properties fo:background-color="#00ae00">
        <style:background-image/>
      </style:paragraph-properties>
      <style:text-properties fo:font-size="9pt" officeooo:rsid="002037bb" officeooo:paragraph-rsid="002a685e" style:font-size-asian="9pt" style:font-size-complex="9pt"/>
    </style:style>
    <style:style style:name="P34" style:family="paragraph" style:parent-style-name="Table_20_Contents">
      <style:paragraph-properties fo:margin-left="0.624cm" fo:margin-right="0.178cm" fo:text-indent="-0.513cm" style:auto-text-indent="false" text:number-lines="false" text:line-number="0"/>
      <style:text-properties style:font-name="Courier New1" fo:font-size="9pt" officeooo:rsid="0017c332" officeooo:paragraph-rsid="0017c332" style:font-size-asian="9pt" style:font-size-complex="9pt"/>
    </style:style>
    <style:style style:name="P35" style:family="paragraph" style:parent-style-name="Table_20_Contents">
      <style:paragraph-properties fo:margin-left="0.624cm" fo:margin-right="0.178cm" fo:text-indent="-0.513cm" style:auto-text-indent="false" text:number-lines="false" text:line-number="0"/>
      <style:text-properties style:font-name="Courier New1" fo:font-size="9pt" officeooo:rsid="0017c332" officeooo:paragraph-rsid="002a685e" style:font-size-asian="9pt" style:font-size-complex="9pt"/>
    </style:style>
    <style:style style:name="P36" style:family="paragraph" style:parent-style-name="Table_20_Contents">
      <style:paragraph-properties fo:margin-left="0.624cm" fo:margin-right="0.178cm" fo:text-indent="-0.513cm" style:auto-text-indent="false" text:number-lines="false" text:line-number="0"/>
      <style:text-properties style:font-name="Courier New1" fo:font-size="9pt" officeooo:rsid="002037bb" officeooo:paragraph-rsid="0020ea69" style:font-size-asian="9pt" style:font-size-complex="9pt"/>
    </style:style>
    <style:style style:name="P37" style:family="paragraph" style:parent-style-name="Table_20_Contents">
      <style:paragraph-properties fo:margin-left="0.624cm" fo:margin-right="0.178cm" fo:text-indent="-0.513cm" style:auto-text-indent="false" text:number-lines="false" text:line-number="0"/>
      <style:text-properties style:font-name="Courier New1" fo:font-size="9pt" officeooo:rsid="002037bb" officeooo:paragraph-rsid="002a685e" style:font-size-asian="9pt" style:font-size-complex="9pt"/>
    </style:style>
    <style:style style:name="P38" style:family="paragraph" style:parent-style-name="Table_20_Contents">
      <style:paragraph-properties fo:margin-left="0.624cm" fo:margin-right="0.178cm" fo:text-indent="-0.513cm" style:auto-text-indent="false" text:number-lines="false" text:line-number="0"/>
      <style:text-properties style:font-name="Courier New1" fo:font-size="9pt" officeooo:rsid="002e803f" officeooo:paragraph-rsid="002e803f" style:font-size-asian="9pt" style:font-size-complex="9pt"/>
    </style:style>
    <style:style style:name="P39" style:family="paragraph" style:parent-style-name="Table_20_Contents">
      <style:paragraph-properties fo:margin-left="0.624cm" fo:margin-right="0.178cm" fo:text-indent="-0.513cm" style:auto-text-indent="false" text:number-lines="false" text:line-number="0"/>
      <style:text-properties style:font-name="Courier New1" fo:font-size="9pt" officeooo:rsid="001f0fb1" officeooo:paragraph-rsid="002a685e" style:font-size-asian="9pt" style:font-size-complex="9pt"/>
    </style:style>
    <style:style style:name="P40" style:family="paragraph" style:parent-style-name="Table_20_Contents">
      <style:paragraph-properties fo:background-color="#eb613d">
        <style:background-image/>
      </style:paragraph-properties>
      <style:text-properties fo:font-size="9pt" officeooo:rsid="0022499e" officeooo:paragraph-rsid="002a685e" style:font-size-asian="9pt" style:font-size-complex="9pt"/>
    </style:style>
    <style:style style:name="P4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Standard" style:list-style-name="L5">
      <style:text-properties officeooo:rsid="002777c2" officeooo:paragraph-rsid="00290e95"/>
    </style:style>
    <style:style style:name="P44" style:family="paragraph" style:parent-style-name="Standard" style:list-style-name="L5">
      <style:text-properties officeooo:rsid="0024138f" officeooo:paragraph-rsid="0025dc15"/>
    </style:style>
    <style:style style:name="P45" style:family="paragraph" style:parent-style-name="Standard" style:list-style-name="L5">
      <style:text-properties officeooo:rsid="00262d04" officeooo:paragraph-rsid="00262d04"/>
    </style:style>
    <style:style style:name="P46" style:family="paragraph" style:parent-style-name="Standard" style:list-style-name="L5">
      <style:text-properties officeooo:rsid="0032e804" officeooo:paragraph-rsid="0032e804"/>
    </style:style>
    <style:style style:name="P47" style:family="paragraph" style:parent-style-name="Standard" style:list-style-name="L5">
      <style:text-properties officeooo:rsid="005057ea" officeooo:paragraph-rsid="005057ea"/>
    </style:style>
    <style:style style:name="P48" style:family="paragraph" style:parent-style-name="Text_20_body" style:list-style-name="L3">
      <style:text-properties officeooo:rsid="002a685e" officeooo:paragraph-rsid="002cc7e1"/>
    </style:style>
    <style:style style:name="P49" style:family="paragraph" style:parent-style-name="Text_20_body" style:list-style-name="L4">
      <style:text-properties officeooo:rsid="002a685e" officeooo:paragraph-rsid="002cc7e1"/>
    </style:style>
    <style:style style:name="P50" style:family="paragraph" style:parent-style-name="Text_20_body" style:list-style-name="L8">
      <style:text-properties officeooo:paragraph-rsid="002f39eb"/>
    </style:style>
    <style:style style:name="P51" style:family="paragraph" style:parent-style-name="Text_20_body" style:list-style-name="L10">
      <style:text-properties officeooo:rsid="00290e95" officeooo:paragraph-rsid="00290e95"/>
    </style:style>
    <style:style style:name="P52" style:family="paragraph" style:parent-style-name="Heading_20_1">
      <style:text-properties officeooo:rsid="002a685e" officeooo:paragraph-rsid="002a685e"/>
    </style:style>
    <style:style style:name="P53" style:family="paragraph" style:parent-style-name="Heading_20_1">
      <style:text-properties officeooo:rsid="002a685e" officeooo:paragraph-rsid="002cc7e1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Table_20_Contents" style:list-style-name="L1">
      <style:text-properties officeooo:rsid="001045cf" officeooo:paragraph-rsid="001045cf"/>
    </style:style>
    <style:style style:name="P56" style:family="paragraph" style:parent-style-name="Table_20_Contents" style:list-style-name="L1">
      <style:text-properties officeooo:rsid="00137764" officeooo:paragraph-rsid="00137764"/>
    </style:style>
    <style:style style:name="P57" style:family="paragraph" style:parent-style-name="Table_20_Contents" style:list-style-name="L2">
      <style:text-properties officeooo:paragraph-rsid="001f0fb1"/>
    </style:style>
    <style:style style:name="P58" style:family="paragraph" style:parent-style-name="Table_20_Contents" style:list-style-name="L6">
      <style:text-properties officeooo:paragraph-rsid="004b7b37"/>
    </style:style>
    <style:style style:name="P59" style:family="paragraph" style:parent-style-name="Table_20_Contents" style:list-style-name="L6">
      <style:text-properties officeooo:paragraph-rsid="004ce8d2"/>
    </style:style>
    <style:style style:name="P60" style:family="paragraph" style:parent-style-name="Table_20_Contents" style:list-style-name="L6">
      <style:text-properties officeooo:paragraph-rsid="00524cf3"/>
    </style:style>
    <style:style style:name="P61" style:family="paragraph" style:parent-style-name="Table_20_Contents" style:list-style-name="L6">
      <style:text-properties officeooo:paragraph-rsid="005cb0bf"/>
    </style:style>
    <style:style style:name="P62" style:family="paragraph" style:parent-style-name="Table_20_Contents" style:list-style-name="L6">
      <style:text-properties officeooo:paragraph-rsid="0061e6a5"/>
    </style:style>
    <style:style style:name="P63" style:family="paragraph" style:parent-style-name="Table_20_Contents" style:list-style-name="L6">
      <style:text-properties fo:font-size="9pt" officeooo:rsid="0020ea69" officeooo:paragraph-rsid="0020ea69" style:font-size-asian="9pt" style:font-size-complex="9pt"/>
    </style:style>
    <style:style style:name="P64" style:family="paragraph" style:parent-style-name="Table_20_Contents" style:list-style-name="L9">
      <style:text-properties fo:font-size="9pt" officeooo:rsid="0020ea69" officeooo:paragraph-rsid="002a685e" style:font-size-asian="9pt" style:font-size-complex="9pt"/>
    </style:style>
    <style:style style:name="P65" style:family="paragraph" style:parent-style-name="Table_20_Contents">
      <style:text-properties fo:font-size="9pt" officeooo:rsid="0020ea69" officeooo:paragraph-rsid="0020ea69" style:font-size-asian="9pt" style:font-size-complex="9pt"/>
    </style:style>
    <style:style style:name="P66" style:family="paragraph" style:parent-style-name="Table_20_Contents" style:list-style-name="L7">
      <style:text-properties fo:font-size="9pt" officeooo:rsid="0021c6fb" officeooo:paragraph-rsid="0021c6fb" style:font-size-asian="9pt" style:font-size-complex="9pt"/>
    </style:style>
    <style:style style:name="P67" style:family="paragraph" style:parent-style-name="Table_20_Contents" style:list-style-name="L6">
      <style:text-properties fo:font-size="9pt" officeooo:rsid="002777c2" officeooo:paragraph-rsid="0020ea69" style:font-size-asian="9pt" style:font-size-complex="9pt"/>
    </style:style>
    <style:style style:name="P68" style:family="paragraph" style:parent-style-name="Table_20_Contents" style:list-style-name="L9">
      <style:text-properties fo:font-size="9pt" officeooo:rsid="002777c2" officeooo:paragraph-rsid="002a685e" style:font-size-asian="9pt" style:font-size-complex="9pt"/>
    </style:style>
    <style:style style:name="P69" style:family="paragraph" style:parent-style-name="Table_20_Contents" style:list-style-name="L7">
      <style:text-properties fo:font-size="9pt" officeooo:rsid="0022499e" officeooo:paragraph-rsid="002a685e" style:font-size-asian="9pt" style:font-size-complex="9pt"/>
    </style:style>
    <style:style style:name="P70" style:family="paragraph" style:parent-style-name="Table_20_Contents">
      <style:text-properties fo:font-size="9pt" officeooo:rsid="003cdbb1" officeooo:paragraph-rsid="003cdbb1" style:font-size-asian="9pt" style:font-size-complex="9pt"/>
    </style:style>
    <style:style style:name="P71" style:family="paragraph" style:parent-style-name="Table_20_Contents" style:list-style-name="L6">
      <style:text-properties officeooo:rsid="002665b4" officeooo:paragraph-rsid="002665b4"/>
    </style:style>
    <style:style style:name="P72" style:family="paragraph" style:parent-style-name="Table_20_Contents" style:list-style-name="L11">
      <style:text-properties officeooo:paragraph-rsid="003e6ed4"/>
    </style:style>
    <style:style style:name="P73" style:family="paragraph" style:parent-style-name="Table_20_Contents" style:list-style-name="L11">
      <style:text-properties style:font-name="Times New Roman" fo:font-size="9pt" officeooo:rsid="003c642b" officeooo:paragraph-rsid="003e6ed4" style:font-size-asian="9pt" style:font-size-complex="9pt"/>
    </style:style>
    <style:style style:name="P74" style:family="paragraph" style:parent-style-name="Table_20_Contents" style:list-style-name="L6">
      <style:text-properties style:font-name="Times New Roman" fo:font-size="9pt" officeooo:rsid="003c642b" officeooo:paragraph-rsid="0042c009" style:font-size-asian="9pt" style:font-size-complex="9pt"/>
    </style:style>
    <style:style style:name="P75" style:family="paragraph" style:parent-style-name="Table_20_Contents" style:list-style-name="L6">
      <style:text-properties officeooo:rsid="003c642b" officeooo:paragraph-rsid="0042c009"/>
    </style:style>
    <style:style style:name="P76" style:family="paragraph" style:parent-style-name="Table_20_Contents" style:list-style-name="L6">
      <style:text-properties officeooo:rsid="003c642b" officeooo:paragraph-rsid="0060dd48"/>
    </style:style>
    <style:style style:name="P77" style:family="paragraph" style:parent-style-name="Table_20_Contents">
      <style:paragraph-properties fo:margin-left="0.624cm" fo:margin-right="0.178cm" fo:text-indent="-0.513cm" style:auto-text-indent="false" text:number-lines="false" text:line-number="0"/>
      <style:text-properties style:font-name="Courier New1" fo:font-size="9pt" officeooo:rsid="002037bb" officeooo:paragraph-rsid="0020ea69" style:font-size-asian="9pt" style:font-size-complex="9pt"/>
    </style:style>
    <style:style style:name="P78" style:family="paragraph" style:parent-style-name="Table_20_Contents">
      <style:paragraph-properties fo:margin-left="0.624cm" fo:margin-right="0.178cm" fo:text-indent="-0.513cm" style:auto-text-indent="false" text:number-lines="false" text:line-number="0"/>
      <style:text-properties style:font-name="Courier New1" fo:font-size="9pt" officeooo:rsid="002037bb" officeooo:paragraph-rsid="0032e804" style:font-size-asian="9pt" style:font-size-complex="9pt"/>
    </style:style>
    <style:style style:name="P79" style:family="paragraph" style:parent-style-name="Table_20_Contents">
      <style:paragraph-properties fo:margin-left="0.624cm" fo:margin-right="0.178cm" fo:text-indent="-0.513cm" style:auto-text-indent="false" text:number-lines="false" text:line-number="0"/>
      <style:text-properties style:font-name="Courier New1" fo:font-size="9pt" officeooo:rsid="002037bb" officeooo:paragraph-rsid="0041df41" style:font-size-asian="9pt" style:font-size-complex="9pt"/>
    </style:style>
    <style:style style:name="P80" style:family="paragraph" style:parent-style-name="Table_20_Contents" style:list-style-name="L11">
      <style:paragraph-properties fo:margin-left="0.624cm" fo:margin-right="0.178cm" fo:text-indent="-0.513cm" style:auto-text-indent="false" text:number-lines="false" text:line-number="0"/>
      <style:text-properties style:font-name="Times New Roman" fo:font-size="9pt" officeooo:rsid="002037bb" officeooo:paragraph-rsid="003c642b" style:font-size-asian="9pt" style:font-size-complex="9pt"/>
    </style:style>
    <style:style style:name="P81" style:family="paragraph" style:parent-style-name="Table_20_Contents" style:list-style-name="L11">
      <style:paragraph-properties fo:margin-left="0.624cm" fo:margin-right="0.178cm" fo:text-indent="-0.513cm" style:auto-text-indent="false" text:number-lines="false" text:line-number="0"/>
      <style:text-properties style:font-name="Times New Roman" fo:font-size="9pt" officeooo:rsid="002037bb" officeooo:paragraph-rsid="003cdbb1" style:font-size-asian="9pt" style:font-size-complex="9pt"/>
    </style:style>
    <style:style style:name="P82" style:family="paragraph" style:parent-style-name="Table_20_Contents" style:list-style-name="L11">
      <style:paragraph-properties fo:margin-left="0.624cm" fo:margin-right="0.178cm" fo:text-indent="-0.513cm" style:auto-text-indent="false" text:number-lines="false" text:line-number="0"/>
      <style:text-properties style:font-name="Times New Roman" fo:font-size="9pt" officeooo:rsid="002037bb" officeooo:paragraph-rsid="0041df41" style:font-size-asian="9pt" style:font-size-complex="9pt"/>
    </style:style>
    <style:style style:name="P83" style:family="paragraph" style:parent-style-name="Table_20_Contents" style:list-style-name="L11">
      <style:paragraph-properties fo:margin-left="0.624cm" fo:margin-right="0.178cm" fo:text-indent="-0.513cm" style:auto-text-indent="false" text:number-lines="false" text:line-number="0"/>
      <style:text-properties style:font-name="Times New Roman" fo:font-size="9pt" officeooo:rsid="004e5a67" officeooo:paragraph-rsid="004e5a67" style:font-size-asian="9pt" style:font-size-complex="9pt"/>
    </style:style>
    <style:style style:name="P84" style:family="paragraph" style:parent-style-name="Table_20_Contents">
      <style:paragraph-properties fo:background-color="#00ae00">
        <style:background-image/>
      </style:paragraph-properties>
      <style:text-properties fo:font-size="9pt" officeooo:rsid="002037bb" officeooo:paragraph-rsid="002777c2" style:font-size-asian="9pt" style:font-size-complex="9pt"/>
    </style:style>
    <style:style style:name="P85" style:family="paragraph" style:parent-style-name="Table_20_Contents">
      <style:paragraph-properties fo:background-color="#00ae00">
        <style:background-image/>
      </style:paragraph-properties>
      <style:text-properties fo:font-size="9pt" officeooo:rsid="002037bb" officeooo:paragraph-rsid="002037bb" style:font-size-asian="9pt" style:font-size-complex="9pt"/>
    </style:style>
    <style:style style:name="P86" style:family="paragraph" style:parent-style-name="Table_20_Contents">
      <style:paragraph-properties fo:background-color="#00ae00">
        <style:background-image/>
      </style:paragraph-properties>
      <style:text-properties fo:font-size="9pt" officeooo:rsid="005f2467" officeooo:paragraph-rsid="005f2467" style:font-size-asian="9pt" style:font-size-complex="9pt"/>
    </style:style>
    <style:style style:name="P87" style:family="paragraph" style:parent-style-name="Table_20_Contents">
      <style:paragraph-properties fo:background-color="#eb613d">
        <style:background-image/>
      </style:paragraph-properties>
      <style:text-properties fo:font-size="9pt" officeooo:rsid="0022499e" officeooo:paragraph-rsid="0022499e" style:font-size-asian="9pt" style:font-size-complex="9pt"/>
    </style:style>
    <style:style style:name="P88" style:family="paragraph" style:parent-style-name="Table_20_Contents" style:list-style-name="L6">
      <style:paragraph-properties text:number-lines="false" text:line-number="0"/>
      <style:text-properties officeooo:paragraph-rsid="0042c009"/>
    </style:style>
    <style:style style:name="P89" style:family="paragraph" style:parent-style-name="Table_20_Contents" style:list-style-name="L6">
      <style:paragraph-properties text:number-lines="false" text:line-number="0"/>
      <style:text-properties officeooo:paragraph-rsid="005c5757"/>
    </style:style>
    <style:style style:name="P90" style:family="paragraph" style:parent-style-name="Table_20_Contents" style:list-style-name="L11">
      <style:paragraph-properties text:number-lines="false" text:line-number="0"/>
      <style:text-properties officeooo:paragraph-rsid="003dfceb"/>
    </style:style>
    <style:style style:name="P91" style:family="paragraph" style:parent-style-name="Table_20_Contents">
      <style:paragraph-properties fo:background-color="transparent">
        <style:background-image/>
      </style:paragraph-properties>
      <style:text-properties fo:font-size="9pt" officeooo:rsid="0042c009" officeooo:paragraph-rsid="0042c009" fo:background-color="#ff950e" style:font-size-asian="9pt" style:font-size-complex="9pt"/>
    </style:style>
    <style:style style:name="P92" style:family="paragraph" style:parent-style-name="Table_20_Contents">
      <style:paragraph-properties fo:background-color="transparent">
        <style:background-image/>
      </style:paragraph-properties>
      <style:text-properties fo:font-size="9pt" officeooo:rsid="0054e932" officeooo:paragraph-rsid="0054e932" fo:background-color="#33cc66" style:font-size-asian="9pt" style:font-size-complex="9pt"/>
    </style:style>
    <style:style style:name="P93" style:family="paragraph" style:parent-style-name="Table_20_Contents">
      <style:paragraph-properties fo:background-color="transparent">
        <style:background-image/>
      </style:paragraph-properties>
      <style:text-properties fo:font-size="9pt" officeooo:rsid="0042c009" officeooo:paragraph-rsid="0042c009" fo:background-color="#33cc66" style:font-size-asian="9pt" style:font-size-complex="9pt"/>
    </style:style>
    <style:style style:name="P94" style:family="paragraph" style:parent-style-name="Table_20_Contents">
      <style:paragraph-properties fo:background-color="transparent">
        <style:background-image/>
      </style:paragraph-properties>
      <style:text-properties fo:font-size="9pt" officeooo:rsid="004e0cce" officeooo:paragraph-rsid="004e0cce" fo:background-color="#33cc66" style:font-size-asian="9pt" style:font-size-complex="9pt"/>
    </style:style>
    <style:style style:name="T1" style:family="text">
      <style:text-properties officeooo:rsid="001045cf"/>
    </style:style>
    <style:style style:name="T2" style:family="text">
      <style:text-properties officeooo:rsid="0011e420"/>
    </style:style>
    <style:style style:name="T3" style:family="text">
      <style:text-properties style:font-name="Courier New"/>
    </style:style>
    <style:style style:name="T4" style:family="text">
      <style:text-properties officeooo:rsid="00144f22"/>
    </style:style>
    <style:style style:name="T5" style:family="text">
      <style:text-properties officeooo:rsid="001ce3ce"/>
    </style:style>
    <style:style style:name="T6" style:family="text">
      <style:text-properties officeooo:rsid="001f0fb1"/>
    </style:style>
    <style:style style:name="T7" style:family="text">
      <style:text-properties style:font-name="Consolas" fo:font-size="9pt" style:font-size-asian="9pt" style:font-size-complex="9pt"/>
    </style:style>
    <style:style style:name="T8" style:family="text">
      <style:text-properties style:font-name="Consolas" fo:font-size="9pt" officeooo:rsid="001f0fb1" style:font-size-asian="9pt" style:font-size-complex="9pt"/>
    </style:style>
    <style:style style:name="T9" style:family="text">
      <style:text-properties style:font-name="Consolas" fo:font-size="9pt" officeooo:rsid="00206964" style:font-size-asian="9pt" style:font-size-complex="9pt"/>
    </style:style>
    <style:style style:name="T10" style:family="text">
      <style:text-properties officeooo:rsid="002037bb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officeooo:rsid="0020ea69" style:font-size-asian="9pt" style:font-size-complex="9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f0fb1" style:font-weight-asian="bold" style:font-weight-complex="bold"/>
    </style:style>
    <style:style style:name="T15" style:family="text">
      <style:text-properties fo:font-weight="bold" officeooo:rsid="00449b73" style:font-weight-asian="bold" style:font-weight-complex="bold"/>
    </style:style>
    <style:style style:name="T16" style:family="text">
      <style:text-properties fo:font-weight="bold" officeooo:rsid="0045f118" style:font-weight-asian="bold" style:font-weight-complex="bold"/>
    </style:style>
    <style:style style:name="T17" style:family="text">
      <style:text-properties fo:font-weight="bold" officeooo:rsid="0032e804" style:font-weight-asian="bold" style:font-weight-complex="bold"/>
    </style:style>
    <style:style style:name="T18" style:family="text">
      <style:text-properties fo:font-weight="bold" officeooo:rsid="005eba0c" style:font-weight-asian="bold" style:font-weight-complex="bold"/>
    </style:style>
    <style:style style:name="T19" style:family="text">
      <style:text-properties officeooo:rsid="0022499e"/>
    </style:style>
    <style:style style:name="T20" style:family="text">
      <style:text-properties officeooo:rsid="0025dc15"/>
    </style:style>
    <style:style style:name="T21" style:family="text">
      <style:text-properties officeooo:rsid="00290e95"/>
    </style:style>
    <style:style style:name="T22" style:family="text">
      <style:text-properties officeooo:rsid="002a685e"/>
    </style:style>
    <style:style style:name="T23" style:family="text">
      <style:text-properties officeooo:rsid="002b640a"/>
    </style:style>
    <style:style style:name="T24" style:family="text">
      <style:text-properties officeooo:rsid="002f39eb"/>
    </style:style>
    <style:style style:name="T25" style:family="text">
      <style:text-properties officeooo:rsid="0032e804"/>
    </style:style>
    <style:style style:name="T26" style:family="text">
      <style:text-properties style:font-name="Times New Roman" fo:font-size="9pt" style:font-size-asian="9pt" style:font-size-complex="9pt"/>
    </style:style>
    <style:style style:name="T27" style:family="text">
      <style:text-properties style:font-name="Times New Roman" fo:font-size="9pt" officeooo:rsid="0032e804" style:font-size-asian="9pt" style:font-size-complex="9pt"/>
    </style:style>
    <style:style style:name="T28" style:family="text">
      <style:text-properties style:font-name="Times New Roman" fo:font-size="9pt" officeooo:rsid="001f0fb1" style:font-size-asian="9pt" style:font-size-complex="9pt"/>
    </style:style>
    <style:style style:name="T29" style:family="text">
      <style:text-properties style:font-name="Times New Roman" fo:font-size="9pt" officeooo:rsid="003e6ed4" style:font-size-asian="9pt" style:font-size-complex="9pt"/>
    </style:style>
    <style:style style:name="T30" style:family="text">
      <style:text-properties style:font-name="Times New Roman" fo:font-size="9pt" officeooo:rsid="003dfceb" style:font-size-asian="9pt" style:font-size-complex="9pt"/>
    </style:style>
    <style:style style:name="T31" style:family="text">
      <style:text-properties style:font-name="Times New Roman" fo:font-size="9pt" officeooo:rsid="004b7b37" style:font-size-asian="9pt" style:font-size-complex="9pt"/>
    </style:style>
    <style:style style:name="T32" style:family="text">
      <style:text-properties style:font-name="Times New Roman" fo:font-size="9pt" officeooo:rsid="005a058b" style:font-size-asian="9pt" style:font-size-complex="9pt"/>
    </style:style>
    <style:style style:name="T33" style:family="text">
      <style:text-properties style:font-name="Times New Roman" fo:font-size="9pt" officeooo:rsid="005bf5fd" style:font-size-asian="9pt" style:font-size-complex="9pt"/>
    </style:style>
    <style:style style:name="T34" style:family="text">
      <style:text-properties style:font-name="Times New Roman" fo:font-size="9pt" officeooo:rsid="005c5757" style:font-size-asian="9pt" style:font-size-complex="9pt"/>
    </style:style>
    <style:style style:name="T35" style:family="text">
      <style:text-properties style:font-name="Times New Roman" fo:font-size="9pt" officeooo:rsid="005cb0bf" style:font-size-asian="9pt" style:font-size-complex="9pt"/>
    </style:style>
    <style:style style:name="T36" style:family="text">
      <style:text-properties style:font-name="Times New Roman" fo:font-size="9pt" officeooo:rsid="005e4443" style:font-size-asian="9pt" style:font-size-complex="9pt"/>
    </style:style>
    <style:style style:name="T37" style:family="text">
      <style:text-properties style:font-name="Times New Roman" fo:font-size="9pt" officeooo:rsid="0032e804" style:font-name-asian="Times New Roman1" style:font-size-asian="9pt" style:font-name-complex="Times New Roman1" style:font-size-complex="9pt"/>
    </style:style>
    <style:style style:name="T38" style:family="text">
      <style:text-properties style:font-name="Times New Roman" fo:font-size="9pt" officeooo:rsid="003e6ed4" style:font-name-asian="Times New Roman1" style:font-size-asian="9pt" style:font-name-complex="Times New Roman1" style:font-size-complex="9pt"/>
    </style:style>
    <style:style style:name="T39" style:family="text">
      <style:text-properties style:font-name="Times New Roman" fo:font-size="9pt" officeooo:rsid="004b7b37" style:font-name-asian="Times New Roman1" style:font-size-asian="9pt" style:font-name-complex="Times New Roman1" style:font-size-complex="9pt"/>
    </style:style>
    <style:style style:name="T40" style:family="text">
      <style:text-properties style:font-name="Times New Roman" fo:font-size="9pt" officeooo:rsid="00524cf3" style:font-name-asian="Times New Roman1" style:font-size-asian="9pt" style:font-name-complex="Times New Roman1" style:font-size-complex="9pt"/>
    </style:style>
    <style:style style:name="T41" style:family="text">
      <style:text-properties style:font-name="Times New Roman" fo:font-size="9pt" officeooo:rsid="005c5757" fo:background-color="#eb613d" style:font-size-asian="9pt" style:font-size-complex="9pt"/>
    </style:style>
    <style:style style:name="T42" style:family="text">
      <style:text-properties style:font-name="Times New Roman" fo:font-size="9pt" officeooo:rsid="003dfceb" fo:background-color="#eb613d" style:font-size-asian="9pt" style:font-size-complex="9pt"/>
    </style:style>
    <style:style style:name="T43" style:family="text">
      <style:text-properties style:font-name="Times New Roman1" officeooo:rsid="003e6ed4" style:font-name-asian="Times New Roman1" style:font-name-complex="Times New Roman1"/>
    </style:style>
    <style:style style:name="T44" style:family="text">
      <style:text-properties style:font-name="Times New Roman1" officeooo:rsid="00402d48" style:font-name-asian="Times New Roman1" style:font-name-complex="Times New Roman1"/>
    </style:style>
    <style:style style:name="T45" style:family="text">
      <style:text-properties style:font-name="Times New Roman1" officeooo:rsid="0042c009" style:font-name-asian="Times New Roman1" style:font-name-complex="Times New Roman1"/>
    </style:style>
    <style:style style:name="T46" style:family="text">
      <style:text-properties style:font-name="Times New Roman1" fo:font-size="9pt" officeooo:rsid="003e6ed4" style:font-name-asian="Times New Roman1" style:font-size-asian="9pt" style:font-name-complex="Times New Roman1" style:font-size-complex="9pt"/>
    </style:style>
    <style:style style:name="T47" style:family="text">
      <style:text-properties style:font-name="Times New Roman1" fo:font-size="9pt" officeooo:rsid="0042c009" style:font-name-asian="Times New Roman1" style:font-size-asian="9pt" style:font-name-complex="Times New Roman1" style:font-size-complex="9pt"/>
    </style:style>
    <style:style style:name="T48" style:family="text">
      <style:text-properties style:font-name="Times New Roman1" fo:font-size="9pt" officeooo:rsid="005cb0bf" style:font-name-asian="Times New Roman1" style:font-size-asian="9pt" style:font-name-complex="Times New Roman1" style:font-size-complex="9pt"/>
    </style:style>
    <style:style style:name="T49" style:family="text">
      <style:text-properties style:font-name="Times New Roman1" fo:font-size="9pt" officeooo:rsid="0061e6a5" style:font-name-asian="Times New Roman1" style:font-size-asian="9pt" style:font-name-complex="Times New Roman1" style:font-size-complex="9pt"/>
    </style:style>
    <style:style style:name="T50" style:family="text">
      <style:text-properties style:font-name="Times New Roman1" fo:font-size="9pt" officeooo:rsid="0061e6a5" fo:background-color="#eb613d" style:font-name-asian="Times New Roman1" style:font-size-asian="9pt" style:font-name-complex="Times New Roman1" style:font-size-complex="9pt"/>
    </style:style>
    <style:style style:name="T51" style:family="text">
      <style:text-properties officeooo:rsid="0041df41"/>
    </style:style>
    <style:style style:name="T52" style:family="text">
      <style:text-properties style:font-name="Courier New1" fo:font-size="9pt" officeooo:rsid="001f0fb1" style:font-size-asian="9pt" style:font-size-complex="9pt"/>
    </style:style>
    <style:style style:name="T53" style:family="text">
      <style:text-properties style:font-name="Courier New1" fo:font-size="9pt" officeooo:rsid="0042c009" style:font-size-asian="9pt" style:font-size-complex="9pt"/>
    </style:style>
    <style:style style:name="T54" style:family="text">
      <style:text-properties style:font-name="Courier New1" fo:font-size="9pt" officeooo:rsid="0041df41" style:font-size-asian="9pt" style:font-size-complex="9pt"/>
    </style:style>
    <style:style style:name="T55" style:family="text">
      <style:text-properties style:font-name="Courier New1" fo:font-size="9pt" officeooo:rsid="004b7b37" style:font-size-asian="9pt" style:font-size-complex="9pt"/>
    </style:style>
    <style:style style:name="T56" style:family="text">
      <style:text-properties style:font-name="Courier New1" fo:font-size="9pt" officeooo:rsid="0032e804" style:font-size-asian="9pt" style:font-size-complex="9pt"/>
    </style:style>
    <style:style style:name="T57" style:family="text">
      <style:text-properties style:font-name="Courier New1" fo:font-size="9pt" officeooo:rsid="004ce8d2" style:font-size-asian="9pt" style:font-size-complex="9pt"/>
    </style:style>
    <style:style style:name="T58" style:family="text">
      <style:text-properties style:font-name="Courier New1" fo:font-size="9pt" officeooo:rsid="004eb964" style:font-size-asian="9pt" style:font-size-complex="9pt"/>
    </style:style>
    <style:style style:name="T59" style:family="text">
      <style:text-properties style:font-name="Courier New1" fo:font-size="9pt" fo:font-weight="bold" officeooo:rsid="001f0fb1" style:font-size-asian="9pt" style:font-weight-asian="bold" style:font-size-complex="9pt" style:font-weight-complex="bold"/>
    </style:style>
    <style:style style:name="T60" style:family="text">
      <style:text-properties style:font-name="Courier New1" fo:font-size="9pt" fo:font-weight="bold" officeooo:rsid="00449b73" style:font-size-asian="9pt" style:font-weight-asian="bold" style:font-size-complex="9pt" style:font-weight-complex="bold"/>
    </style:style>
    <style:style style:name="T61" style:family="text">
      <style:text-properties style:font-name="Courier New1" fo:font-size="9pt" officeooo:rsid="004b7b37" style:font-name-asian="Times New Roman1" style:font-size-asian="9pt" style:font-name-complex="Times New Roman1" style:font-size-complex="9pt"/>
    </style:style>
    <style:style style:name="T62" style:family="text">
      <style:text-properties style:font-name="Courier New1" fo:font-size="9pt" officeooo:rsid="0041df41" style:font-name-asian="Times New Roman1" style:font-size-asian="9pt" style:font-name-complex="Times New Roman1" style:font-size-complex="9pt"/>
    </style:style>
    <style:style style:name="T63" style:family="text">
      <style:text-properties style:font-name="Courier New1" fo:font-size="9pt" officeooo:rsid="0032e804" style:font-name-asian="Times New Roman1" style:font-size-asian="9pt" style:font-name-complex="Times New Roman1" style:font-size-complex="9pt"/>
    </style:style>
    <style:style style:name="T64" style:family="text">
      <style:text-properties style:font-name="Courier New1" fo:font-size="9pt" fo:font-weight="normal" officeooo:rsid="001f0fb1" style:font-size-asian="9pt" style:font-weight-asian="normal" style:font-size-complex="9pt" style:font-weight-complex="normal"/>
    </style:style>
    <style:style style:name="T65" style:family="text">
      <style:text-properties style:font-name="Courier New1" officeooo:rsid="0041df41"/>
    </style:style>
    <style:style style:name="T66" style:family="text">
      <style:text-properties officeooo:rsid="0045f118"/>
    </style:style>
    <style:style style:name="T67" style:family="text">
      <style:text-properties officeooo:rsid="00498042"/>
    </style:style>
    <style:style style:name="T68" style:family="text">
      <style:text-properties officeooo:rsid="004b154d"/>
    </style:style>
    <style:style style:name="T69" style:family="text">
      <style:text-properties fo:font-weight="normal" officeooo:rsid="001f0fb1" style:font-weight-asian="normal" style:font-weight-complex="normal"/>
    </style:style>
    <style:style style:name="T70" style:family="text">
      <style:text-properties officeooo:rsid="00520279"/>
    </style:style>
    <style:style style:name="T71" style:family="text">
      <style:text-properties officeooo:rsid="005eba0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WsgiDAV <text:span text:style-name="T22">c</text:span>lient test<text:span text:style-name="T22">ing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2"><text:a xlink:type="simple" xlink:href="#__RefHeading__386_2015137505" text:style-name="Index_20_Link" text:visited-style-name="Index_20_Link">Test Results (Overview)<text:tab/>1</text:a></text:p>
          <text:p text:style-name="P42"><text:a xlink:type="simple" xlink:href="#__RefHeading__398_2015137505" text:style-name="Index_20_Link" text:visited-style-name="Index_20_Link">Test Plan<text:tab/>2</text:a></text:p>
          <text:p text:style-name="P42"><text:a xlink:type="simple" xlink:href="#__RefHeading__388_2015137505" text:style-name="Index_20_Link" text:visited-style-name="Index_20_Link">Windows Clients<text:tab/>3</text:a></text:p>
          <text:p text:style-name="P41"><text:a xlink:type="simple" xlink:href="#__RefHeading__390_2015137505" text:style-name="Index_20_Link" text:visited-style-name="Index_20_Link">net use W: (Windows 7, Microsoft-WebDAV-MiniRedir/6.1.7601)<text:tab/>3</text:a></text:p>
          <text:p text:style-name="P41"><text:a xlink:type="simple" xlink:href="#__RefHeading__392_2015137505" text:style-name="Index_20_Link" text:visited-style-name="Index_20_Link">Open Office 2010<text:tab/>3</text:a></text:p>
          <text:p text:style-name="P41"><text:a xlink:type="simple" xlink:href="#__RefHeading__394_2015137505" text:style-name="Index_20_Link" text:visited-style-name="Index_20_Link">Create a self-signed SSL-Certificate for the server<text:tab/>4</text:a></text:p>
          <text:p text:style-name="P41"><text:a xlink:type="simple" xlink:href="#__RefHeading__396_2015137505" text:style-name="Index_20_Link" text:visited-style-name="Index_20_Link">Install self-signed SSL-Certificate in IE<text:tab/>4</text:a></text:p>
        </text:index-body>
      </text:table-of-content>
      <text:p text:style-name="P28"/>
      <text:h text:style-name="P52" text:outline-level="1"/>
      <text:h text:style-name="Heading_20_1" text:outline-level="1"><text:bookmark-start text:name="__RefHeading__386_2015137505"/><text:span text:style-name="T22">Test</text:span> <text:span text:style-name="T22">R</text:span>esults <text:span text:style-name="T23">(Overview)</text:span><text:bookmark-end text:name="__RefHeading__386_2015137505"/></text:h>
      <table:table table:name="TestStatus" table:style-name="TestStatus">
        <table:table-column table:style-name="TestStatus.A"/>
        <table:table-column table:style-name="TestStatus.B"/>
        <table:table-column table:style-name="TestStatus.C"/>
        <table:table-column table:style-name="TestStatus.D"/>
        <table:table-row>
          <table:table-cell table:style-name="TestStatus.A1" office:value-type="string">
            <text:p text:style-name="P2">Client</text:p>
          </table:table-cell>
          <table:table-cell table:style-name="TestStatus.A1" office:value-type="string">
            <text:p text:style-name="P2">WsgiDAV</text:p>
          </table:table-cell>
          <table:table-cell table:style-name="TestStatus.A1" office:value-type="string">
            <text:p text:style-name="P2">Status</text:p>
          </table:table-cell>
          <table:table-cell table:style-name="TestStatus.D1" office:value-type="string">
            <text:p text:style-name="P2">Remarks</text:p>
          </table:table-cell>
        </table:table-row>
        <table:table-row>
          <table:table-cell table:style-name="TestStatus.A2" office:value-type="string">
            <text:p text:style-name="P1">Litmus 0.13</text:p>
          </table:table-cell>
          <table:table-cell table:style-name="TestStatus.A2" office:value-type="string">
            <text:p text:style-name="P1">1.0.0</text:p>
          </table:table-cell>
          <table:table-cell table:style-name="TestStatus.A2" office:value-type="string">
            <text:p text:style-name="P18">Ok</text:p>
          </table:table-cell>
          <table:table-cell table:style-name="TestStatus.D2" office:value-type="string">
            <text:p text:style-name="P1">Passes 100% when run with <text:span text:style-name="T1">the built.in C</text:span>herry<text:span text:style-name="T1">P</text:span>y 3.2.4 server and <text:span text:style-name="T1">basic </text:span>authentication enabled <text:span text:style-name="T1">(with and without SSL)</text:span>.</text:p>
            <text:list xml:id="list2904166493173343777" text:style-name="L1">
              <text:list-item>
                <text:p text:style-name="P55">Wasn't able to run SSL inside a unit test (but works when servver is started stand-alone)<text:line-break/>Note that the litmus suite must be compiled <text:span text:style-name="T2">using<text:line-break/></text:span>'<text:span text:style-name="T3">--with-ssl</text:span>' switch.</text:p>
              </text:list-item>
              <text:list-item>
                <text:p text:style-name="P56">When lxml is not installed, one tests fails (high-unicode encoding)</text:p>
              </text:list-item>
              <text:list-item>
                <text:p text:style-name="P55">With anonymous access, the CherryPy server times out on the expect-100 test.</text:p>
              </text:list-item>
            </text:list>
          </table:table-cell>
        </table:table-row>
        <table:table-row>
          <table:table-cell table:style-name="TestStatus.A2" office:value-type="string">
            <text:p text:style-name="P3">IE 1<text:span text:style-name="T4">1</text:span></text:p>
          </table:table-cell>
          <table:table-cell table:style-name="TestStatus.A2" office:value-type="string">
            <text:p text:style-name="P4">1.0.0</text:p>
          </table:table-cell>
          <table:table-cell table:style-name="TestStatus.A2" office:value-type="string">
            <text:p text:style-name="P19">Ok</text:p>
          </table:table-cell>
          <table:table-cell table:style-name="TestStatus.D2" office:value-type="string">
            <text:p text:style-name="P7">Using dir browser in readonly mode.</text:p>
          </table:table-cell>
        </table:table-row>
        <table:table-row>
          <table:table-cell table:style-name="TestStatus.A2" office:value-type="string">
            <text:p text:style-name="P5">MS Office 2007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MS Office 2010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MS Office 2013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Ubuntu 13.04 <text:span text:style-name="T5">'Files' application</text:span>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20">Ok</text:p>
          </table:table-cell>
          <table:table-cell table:style-name="TestStatus.D2" office:value-type="string">
            <text:p text:style-name="P8"><text:span text:style-name="T5">Use "Files"</text:span>Connect to server "<text:span text:style-name="T7">davs://192.168.178.44:8080/</text:span>" (using SSL)</text:p>
          </table:table-cell>
        </table:table-row>
        <table:table-row>
          <table:table-cell table:style-name="TestStatus.A2" office:value-type="string">
            <text:p text:style-name="P9"><text:span text:style-name="T2">Ubuntu 13.04 d</text:span>avfs2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20">Ok</text:p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Mac OS X 10.9 Finder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Windows mapped drive (Mini-Redirector)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20">Ok</text:p>
          </table:table-cell>
          <table:table-cell table:style-name="TestStatus.D2" office:value-type="string">
            <text:p text:style-name="P10">e.g.</text:p>
            <text:list xml:id="list7193647274364606669" text:style-name="L2">
              <text:list-item>
                <text:p text:style-name="P57"><text:span text:style-name="T8">&gt; NET USE W: https://</text:span><text:span text:style-name="T9">192.168.0.1</text:span><text:span text:style-name="T8">:8080 /USER:tester secret</text:span></text:p>
              </text:list-item>
            </text:list>
          </table:table-cell>
        </table:table-row>
        <table:table-row>
          <table:table-cell table:style-name="TestStatus.A2" office:value-type="string">
            <text:p text:style-name="P6">MS File <text:soft-page-break/>Explorer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20">Ok</text:p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6"><text:span text:style-name="T6">Libre</text:span> Office 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6"><text:a xlink:type="simple" xlink:href="http://koti.kapsi.fi/jpa/webdav/">http://koti.kapsi.fi/jpa/webdav/</text:a> 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</table:table>
      <text:p text:style-name="P21"/>
      <text:h text:style-name="P53" text:outline-level="1"><text:bookmark-start text:name="__RefHeading__398_2015137505"/>Test Plan<text:bookmark-end text:name="__RefHeading__398_2015137505"/></text:h>
      <text:p text:style-name="P29">Version<text:tab/>Date<text:tab/><text:tab/>Info</text:p>
      <text:p text:style-name="P27">1.0<text:tab/><text:tab/>2013-12-14 <text:tab/>Created</text:p>
      <text:p text:style-name="P27"/>
      <text:p text:style-name="P27">These operations should be the minimum for testing clients.</text:p>
      <text:p text:style-name="P29">Preparation</text:p>
      <text:list xml:id="list394828942111458014" text:style-name="L3">
        <text:list-item>
          <text:p text:style-name="P48">Run wsgidav with the configuration file `wsgidav-client-test.conf`</text:p>
        </text:list-item>
        <text:list-item>
          <text:p text:style-name="P48">Prepare files:<text:line-break/>- test_big.zip file bigger than 1 MB (any binary file can be checked for corruption will do) <text:s text:c="3"/>- test_pic.png file ~ 100 kB<text:line-break/>- test_small_1.zip file bigger than 1 MB (any binary file can be checked for corruption will do)<text:line-break/>- (optional) Office document</text:p>
        </text:list-item>
      </text:list>
      <text:p text:style-name="P27"/>
      <text:p text:style-name="P29">Documentation of Results</text:p>
      <text:p text:style-name="P27"><text:s text:c="2"/>- Date: </text:p>
      <text:p text:style-name="P27"><text:s text:c="2"/>- Tester name: </text:p>
      <text:p text:style-name="P27"><text:s text:c="2"/>- Server: </text:p>
      <text:p text:style-name="P27"><text:s text:c="4"/>- OS name and version:</text:p>
      <text:p text:style-name="P27"><text:s text:c="4"/>- WsgiDAV version:</text:p>
      <text:p text:style-name="P27"/>
      <text:p text:style-name="P27"><text:s text:c="2"/>- Client</text:p>
      <text:p text:style-name="P27"/>
      <text:p text:style-name="P27"><text:s text:c="4"/>- OS name and version:</text:p>
      <text:p text:style-name="P27"><text:s text:c="4"/>- WebDAV client name and version:</text:p>
      <text:p text:style-name="P27"/>
      <text:p text:style-name="P27"/>
      <text:p text:style-name="P27">Test Cases</text:p>
      <text:list xml:id="list6585156244725898425" text:style-name="L4">
        <text:list-item>
          <text:p text:style-name="P49">1. Connect</text:p>
        </text:list-item>
        <text:list-item>
          <text:p text:style-name="P49">2. Create folder and files</text:p>
        </text:list-item>
        <text:list-item>
          <text:p text:style-name="P49">3. Copy, Rename</text:p>
        </text:list-item>
        <text:list-item>
          <text:p text:style-name="P49">4. Remove</text:p>
        </text:list-item>
      </text:list>
      <text:h text:style-name="P54" text:outline-level="1"><text:bookmark-start text:name="__RefHeading__388_2015137505"/>Windows Clients<text:bookmark-end text:name="__RefHeading__388_2015137505"/></text:h>
      <text:h text:style-name="Heading_20_2" text:outline-level="2">Todo</text:h>
      <text:p text:style-name="P31"><text:a xlink:type="simple" xlink:href="http://www.webdavsystem.com/server/access">http://www.webdavsystem.com/server/access</text:a></text:p>
      <text:p text:style-name="P31"/>
      <text:h text:style-name="Heading_20_2" text:outline-level="2"><text:bookmark-start text:name="__RefHeading__390_2015137505"/><text:span text:style-name="T10">n</text:span>et <text:span text:style-name="T10">u</text:span>se <text:span text:style-name="T10">W: (Windows 7, Microsoft-WebDAV-MiniRedir/6.1.7601)</text:span><text:bookmark-end text:name="__RefHeading__390_2015137505"/></text:h>
      <text:p text:style-name="P24"><text:span text:style-name="T68">Troubleshooting</text:span>:</text:p>
      <text:list xml:id="list4840906947218609261" text:style-name="L5">
        <text:list-item>
          <text:p text:style-name="P43">Basic Authentication requires SSL.</text:p>
        </text:list-item>
        <text:list-item>
          <text:p text:style-name="P47">Running on port 80 requires admin access</text:p>
        </text:list-item>
        <text:list-item>
          <text:p text:style-name="P47">Make sure the server has write access <text:span text:style-name="T70">on the shared folder (run as root to check)</text:span></text:p>
        </text:list-item>
        <text:list-item>
          <text:p text:style-name="P43">When using a self-signed certifivate, make sure that it matches the servers hostname/ip.<text:line-break/><text:span text:style-name="T16">Note</text:span><text:span text:style-name="T66">: The sample bogo-cert will not suffice.</text:span><text:line-break/>Also make sure that the certificate is accepe<text:span text:style-name="T21">p</text:span>ted (installed) on the windows clients.<text:line-break/>Things are Ok, if you open the WebDAV URL in IE and the certificate is accepted:<text:line-break/><text:line-break/><text:span text:style-name="T67">TODO SCREENSHOT<text:line-break/></text:span></text:p>
        </text:list-item>
        <text:list-item>
          <text:p text:style-name="P44"><text:span text:style-name="T20">B</text:span>etween tests, logoff from windows, login and clear cac<text:span text:style-name="T20">h</text:span>e at "<text:span text:style-name="T20">HKEY_CURRENT_USER\Software\Microsoft\Office\&lt;version&gt;\Common\Internet</text:span>" before doing the next test!</text:p>
        </text:list-item>
        <text:list-item>
          <text:p text:style-name="P45">See also <text:a xlink:type="simple" xlink:href="http://www.webdavsystem.com/server/documentation/ms_office_read_only">http://www.webdavsystem.com/server/documentation/ms_office_read_only</text:a> </text:p>
        </text:list-item>
        <text:list-item>
          <text:p text:style-name="P46">See also <text:a xlink:type="simple" xlink:href="http://www.webdavsystem.com/server/access/windows">http://www.webdavsystem.com/server/access/windows</text:a> </text:p>
        </text:list-item>
      </text:list>
      <text:p text:style-name="P24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4"/>
          </table:table-cell>
          <table:table-cell table:style-name="Tabelle1.A1" office:value-type="string">
            <text:p text:style-name="P65">Remarks</text:p>
          </table:table-cell>
          <table:table-cell table:style-name="Tabelle1.C1" office:value-type="string">
            <text:p text:style-name="P70">Status</text:p>
          </table:table-cell>
        </table:table-row>
        <table:table-row>
          <table:table-cell table:style-name="Tabelle1.A2" office:value-type="string">
            <text:p text:style-name="P78"><text:a xlink:type="simple" xlink:href="http://192.168.0.1/dav"><text:span text:style-name="T14">http</text:span></text:a><text:a xlink:type="simple" xlink:href="http://192.168.0.1/dav"><text:span text:style-name="T6">://192.168.0.1/dav</text:span></text:a></text:p>
            <text:list xml:id="list4358654369409312821" text:style-name="L11">
              <text:list-item>
                <text:p text:style-name="P80"><text:span text:style-name="T25">Anonymous access</text:span></text:p>
              </text:list-item>
              <text:list-item>
                <text:p text:style-name="P80"><text:span text:style-name="T25">Plain HTTP</text:span></text:p>
              </text:list-item>
              <text:list-item>
                <text:p text:style-name="P80"><text:span text:style-name="T25">Standard Port 80</text:span></text:p>
              </text:list-item>
              <text:list-item>
                <text:p text:style-name="P81"><text:span text:style-name="T25">Using subfolder mapping</text:span></text:p>
              </text:list-item>
              <text:list-item>
                <text:p text:style-name="P81"><text:span text:style-name="T25">propsmanager: True</text:span></text:p>
              </text:list-item>
            </text:list>
          </table:table-cell>
          <table:table-cell table:style-name="Tabelle1.A2" office:value-type="string">
            <text:list xml:id="list161534884095722" text:continue-numbering="true" text:style-name="L11">
              <text:list-item>
                <text:p text:style-name="P90"><text:span text:style-name="T52">&gt; NET USE W: </text:span><text:span text:style-name="T59">http</text:span><text:span text:style-name="T52">://192.168.0.1/dav</text:span><text:span text:style-name="T28"><text:line-break/></text:span><text:span text:style-name="T46">→</text:span><text:span text:style-name="T29"> </text:span><text:span text:style-name="T30">OK</text:span></text:p>
              </text:list-item>
              <text:list-item>
                <text:p text:style-name="P72"><text:span text:style-name="T27">MS Office 2010 over W: <text:line-break/></text:span><text:span text:style-name="T46">→ </text:span><text:span text:style-name="T38">OK</text:span></text:p>
              </text:list-item>
              <text:list-item>
                <text:p text:style-name="P73">Explorer Server Connect <text:line-break/><text:span text:style-name="T51">\\192.168.0.1\dav</text:span><text:line-break/><text:span text:style-name="T43">→ OK</text:span></text:p>
              </text:list-item>
              <text:list-item>
                <text:p text:style-name="P73">MS Office 2010 Ctrl+O:<text:line-break/><text:span text:style-name="T43">→ </text:span><text:span text:style-name="T44">FAIL</text:span></text:p>
              </text:list-item>
            </text:list>
          </table:table-cell>
          <table:table-cell table:style-name="Tabelle1.C2" office:value-type="string">
            <text:p text:style-name="P91">Partly</text:p>
          </table:table-cell>
        </table:table-row>
        <table:table-row>
          <table:table-cell table:style-name="Tabelle1.A2" office:value-type="string">
            <text:p text:style-name="P79"><text:span text:style-name="T69">http:</text:span><text:span text:style-name="T6">//192.168.0.1:8080/</text:span></text:p>
            <text:list xml:id="list161533518238722" text:continue-numbering="true" text:style-name="L11">
              <text:list-item>
                <text:p text:style-name="P82"><text:span text:style-name="T25">Anonymous access</text:span></text:p>
              </text:list-item>
              <text:list-item>
                <text:p text:style-name="P82"><text:span text:style-name="T25">Plain HTTP</text:span></text:p>
              </text:list-item>
              <text:list-item>
                <text:p text:style-name="P82"><text:span text:style-name="T51">Custom Port 8080</text:span></text:p>
              </text:list-item>
              <text:list-item>
                <text:p text:style-name="P82"><text:span text:style-name="T51">Map root folder</text:span></text:p>
              </text:list-item>
              <text:list-item>
                <text:p text:style-name="P82"><text:span text:style-name="T25">propsmanager: True</text:span></text:p>
              </text:list-item>
            </text:list>
          </table:table-cell>
          <table:table-cell table:style-name="Tabelle1.A2" office:value-type="string">
            <text:list xml:id="list3844368257686501600" text:style-name="L6">
              <text:list-item>
                <text:p text:style-name="P88"><text:span text:style-name="T52">&gt; NET USE W: </text:span><text:span text:style-name="T64">http:/</text:span><text:span text:style-name="T52">/192.168.0.1:</text:span><text:span text:style-name="T53">8080</text:span><text:span text:style-name="T52">/</text:span><text:span text:style-name="T28"><text:line-break/></text:span><text:span text:style-name="T46">→</text:span><text:span text:style-name="T29"> </text:span><text:span text:style-name="T30">OK</text:span></text:p>
              </text:list-item>
              <text:list-item>
                <text:p text:style-name="P59"><text:span text:style-name="T37">MS Office 2010 over </text:span><text:span text:style-name="T39">File Explorer</text:span><text:span text:style-name="T37"> <text:line-break/></text:span><text:span text:style-name="T61">DavWWWRoot (</text:span><text:span text:style-name="T62">\\192.168.0.1@8080\</text:span><text:span text:style-name="T61">) (</text:span><text:span text:style-name="T63">W:</text:span><text:span text:style-name="T61">)</text:span><text:span text:style-name="T37"> <text:line-break/></text:span><text:span text:style-name="T46">→ </text:span><text:span text:style-name="T38">OK</text:span></text:p>
              </text:list-item>
              <text:list-item>
                <text:p text:style-name="P74">Explorer Server Connect <text:line-break/><text:span text:style-name="T65">\\192.168.0.1@8080\</text:span><text:line-break/><text:span text:style-name="T43">→ OK</text:span></text:p>
              </text:list-item>
              <text:list-item>
                <text:p text:style-name="P74"><text:span text:style-name="T25">MS Office 2010 Ctrl+O:<text:line-break/></text:span><text:span text:style-name="T43">→ </text:span><text:span text:style-name="T45">OK</text:span></text:p>
              </text:list-item>
            </text:list>
          </table:table-cell>
          <table:table-cell table:style-name="Tabelle1.C2" office:value-type="string">
            <text:p text:style-name="P93">Ok</text:p>
          </table:table-cell>
        </table:table-row>
        <table:table-row>
          <table:table-cell table:style-name="Tabelle1.A2" office:value-type="string">
            <text:p text:style-name="P79"><text:span text:style-name="T14">http</text:span><text:span text:style-name="T15">s</text:span><text:span text:style-name="T6">://192.168.0.1:8080/</text:span></text:p>
            <text:list xml:id="list161533819499915" text:continue-list="list161533518238722" text:style-name="L11">
              <text:list-item>
                <text:p text:style-name="P82"><text:span text:style-name="T25">Anonymous access</text:span></text:p>
              </text:list-item>
              <text:list-item>
                <text:p text:style-name="P82"><text:span text:style-name="T25">HTTPS</text:span></text:p>
              </text:list-item>
              <text:list-item>
                <text:p text:style-name="P82"><text:span text:style-name="T51">Custom Port 8080</text:span></text:p>
              </text:list-item>
              <text:list-item>
                <text:p text:style-name="P82"><text:span text:style-name="T51">Map root folder</text:span></text:p>
              </text:list-item>
              <text:list-item>
                <text:p text:style-name="P82"><text:span text:style-name="T25">propsmanager: True</text:span></text:p>
              </text:list-item>
            </text:list>
          </table:table-cell>
          <table:table-cell table:style-name="Tabelle1.A2" office:value-type="string">
            <text:list xml:id="list161534898229508" text:continue-list="list3844368257686501600" text:style-name="L6">
              <text:list-item>
                <text:p text:style-name="P89"><text:span text:style-name="T52">&gt; NET USE W: </text:span><text:span text:style-name="T59">http</text:span><text:span text:style-name="T60">s</text:span><text:span text:style-name="T52">://192.168.0.1:</text:span><text:span text:style-name="T53">8080</text:span><text:span text:style-name="T52">/</text:span><text:span text:style-name="T28"><text:line-break/></text:span><text:span text:style-name="T46">→</text:span><text:span text:style-name="T29"> </text:span><text:span text:style-name="T30">OK</text:span></text:p>
              </text:list-item>
              <text:list-item>
                <text:p text:style-name="P89"><text:span text:style-name="T32">In File Explorer this drive appears as<text:line-break/></text:span><text:span text:style-name="T55">DavWWWRoot (</text:span><text:span text:style-name="T54">\\192.168.0.1</text:span><text:span text:style-name="T57">@SSL</text:span><text:span text:style-name="T54">@8080\</text:span><text:span text:style-name="T55">) (</text:span><text:span text:style-name="T56">W:</text:span><text:span text:style-name="T55">)<text:line-break/></text:span><text:span text:style-name="T46">→</text:span><text:span text:style-name="T29"> </text:span><text:span text:style-name="T30">OK</text:span></text:p>
              </text:list-item>
              <text:list-item>
                <text:p text:style-name="P89"><text:span text:style-name="T32">There is also a new Network resource "192.168.0.1@SSL@8080" that shows all top level folders as </text:span><text:soft-page-break/><text:span text:style-name="T32">'share' (top-level files are invisible).<text:line-break/></text:span><text:span text:style-name="T46">→</text:span><text:span text:style-name="T29"> </text:span><text:span text:style-name="T30">OK</text:span></text:p>
              </text:list-item>
              <text:list-item>
                <text:p text:style-name="P58"><text:span text:style-name="T33">Edit </text:span><text:span text:style-name="T27">MS Office 2010 over </text:span><text:span text:style-name="T31">File Explorer:</text:span><text:span text:style-name="T27"><text:line-break/></text:span><text:span text:style-name="T46">→ </text:span><text:span text:style-name="T38">OK</text:span></text:p>
              </text:list-item>
              <text:list-item>
                <text:p text:style-name="P75"><text:span text:style-name="T26">Explorer Server Connect <text:line-break/></text:span><text:span text:style-name="T54">\\192.168.0.1@8080\</text:span><text:span text:style-name="T26"><text:line-break/></text:span><text:span text:style-name="T46">→ </text:span></text:p>
              </text:list-item>
              <text:list-item>
                <text:p text:style-name="P61"><text:span text:style-name="T27">MS Office 2010 Ctrl+O using "https://192.168.0.1:8080/folder/file.docx":<text:line-break/></text:span><text:span text:style-name="T46">→ </text:span><text:span text:style-name="T47">OK</text:span></text:p>
              </text:list-item>
            </text:list>
          </table:table-cell>
          <table:table-cell table:style-name="Tabelle1.C2" office:value-type="string">
            <text:p text:style-name="P94">Ok</text:p>
          </table:table-cell>
        </table:table-row>
        <table:table-row>
          <table:table-cell table:style-name="Tabelle1.A2" office:value-type="string">
            <text:p text:style-name="P79"><text:span text:style-name="T14">http</text:span><text:span text:style-name="T15">s</text:span><text:span text:style-name="T6">://192.168.0.1:8080/</text:span></text:p>
            <text:list xml:id="list161534929245496" text:continue-list="list161533819499915" text:style-name="L11">
              <text:list-item>
                <text:p text:style-name="P83"><text:span text:style-name="T17">B</text:span><text:span text:style-name="T13">asic authentication</text:span> (user: "tester")</text:p>
              </text:list-item>
              <text:list-item>
                <text:p text:style-name="P82"><text:span text:style-name="T25">HTTPS</text:span></text:p>
              </text:list-item>
              <text:list-item>
                <text:p text:style-name="P82"><text:span text:style-name="T51">Custom Port 8080</text:span></text:p>
              </text:list-item>
              <text:list-item>
                <text:p text:style-name="P82"><text:span text:style-name="T51">Map root folder</text:span></text:p>
              </text:list-item>
              <text:list-item>
                <text:p text:style-name="P82"><text:span text:style-name="T25">propsmanager: True</text:span></text:p>
              </text:list-item>
            </text:list>
          </table:table-cell>
          <table:table-cell table:style-name="Tabelle1.A2" office:value-type="string">
            <text:list xml:id="list161533580331177" text:continue-list="list161534898229508" text:style-name="L6">
              <text:list-item>
                <text:p text:style-name="P89"><text:span text:style-name="T52">&gt; NET USE W: </text:span><text:a xlink:type="simple" xlink:href="https://192.168.0.1:8080/"><text:span text:style-name="T59">http</text:span></text:a><text:a xlink:type="simple" xlink:href="https://192.168.0.1:8080/"><text:span text:style-name="T60">s</text:span></text:a><text:a xlink:type="simple" xlink:href="https://192.168.0.1:8080/"><text:span text:style-name="T52">://192.168.0.1:</text:span></text:a><text:a xlink:type="simple" xlink:href="https://192.168.0.1:8080/"><text:span text:style-name="T53">8080</text:span></text:a><text:a xlink:type="simple" xlink:href="https://192.168.0.1:8080/"><text:span text:style-name="T52">/</text:span></text:a><text:span text:style-name="T52"> /</text:span><text:span text:style-name="T58">USER:tester secret</text:span><text:span text:style-name="T28"><text:line-break/></text:span><text:span text:style-name="T46">→</text:span><text:span text:style-name="T29"> </text:span><text:span text:style-name="T30">OK</text:span></text:p>
              </text:list-item>
              <text:list-item>
                <text:p text:style-name="P89"><text:span text:style-name="T32">In File Explorer this drive appears as<text:line-break/></text:span><text:span text:style-name="T55">DavWWWRoot (</text:span><text:span text:style-name="T54">\\192.168.0.1</text:span><text:span text:style-name="T57">@SSL</text:span><text:span text:style-name="T54">@8080\</text:span><text:span text:style-name="T55">) (</text:span><text:span text:style-name="T56">W:</text:span><text:span text:style-name="T55">)<text:line-break/></text:span><text:span text:style-name="T46">→</text:span><text:span text:style-name="T29"> </text:span><text:span text:style-name="T30">OK</text:span></text:p>
              </text:list-item>
              <text:list-item>
                <text:p text:style-name="P89"><text:span text:style-name="T36">(</text:span><text:span text:style-name="T32">There is </text:span><text:span text:style-name="T36">no </text:span><text:span text:style-name="T32">new Network resource</text:span><text:span text:style-name="T36">)</text:span></text:p>
              </text:list-item>
              <text:list-item>
                <text:p text:style-name="P62"><text:span text:style-name="T37">MS Office 2010 : </text:span><text:span text:style-name="T40">edtable </text:span><text:span text:style-name="T46">→ </text:span><text:span text:style-name="T50">Partly</text:span><text:span text:style-name="T49"> (sometimes refuses to open)</text:span></text:p>
              </text:list-item>
              <text:list-item>
                <text:p text:style-name="P62"><text:span text:style-name="T27">MS Office 2010 Ctrl+O </text:span><text:span text:style-name="T35">using </text:span><text:span text:style-name="T27">"https://192.168.0.1:8080/folder/file.docx":<text:line-break/></text:span><text:span text:style-name="T36">Prompt for credentials, then</text:span><text:span text:style-name="T27"><text:line-break/></text:span><text:span text:style-name="T46">→ </text:span><text:span text:style-name="T47">OK</text:span></text:p>
              </text:list-item>
            </text:list>
          </table:table-cell>
          <table:table-cell table:style-name="Tabelle1.C2" office:value-type="string">
            <text:p text:style-name="P92">Ok</text:p>
          </table:table-cell>
        </table:table-row>
        <table:table-row>
          <table:table-cell table:style-name="Tabelle1.A2" office:value-type="string">
            <text:p text:style-name="P79"><text:span text:style-name="T14">http</text:span><text:span text:style-name="T15">s</text:span><text:span text:style-name="T6">://192.168.0.1:8080/</text:span></text:p>
            <text:list xml:id="list161535053318121" text:continue-list="list161534929245496" text:style-name="L11">
              <text:list-item>
                <text:p text:style-name="P83"><text:span text:style-name="T18">Digest</text:span><text:span text:style-name="T13"> authentication </text:span>(user: "tester")</text:p>
              </text:list-item>
              <text:list-item>
                <text:p text:style-name="P82"><text:span text:style-name="T25">HTTPS</text:span></text:p>
              </text:list-item>
              <text:list-item>
                <text:p text:style-name="P82"><text:span text:style-name="T51">Custom Port 8080</text:span></text:p>
              </text:list-item>
              <text:list-item>
                <text:p text:style-name="P82"><text:span text:style-name="T51">Map root folder</text:span></text:p>
              </text:list-item>
              <text:list-item>
                <text:p text:style-name="P82"><text:span text:style-name="T25">propsmanager: True</text:span></text:p>
              </text:list-item>
            </text:list>
          </table:table-cell>
          <table:table-cell table:style-name="Tabelle1.A2" office:value-type="string">
            <text:list xml:id="list161534435073134" text:continue-list="list161533580331177" text:style-name="L6">
              <text:list-item>
                <text:p text:style-name="P89"><text:span text:style-name="T52">&gt; NET USE W: </text:span><text:a xlink:type="simple" xlink:href="https://192.168.0.1:8080/"><text:span text:style-name="T59">http</text:span></text:a><text:a xlink:type="simple" xlink:href="https://192.168.0.1:8080/"><text:span text:style-name="T60">s</text:span></text:a><text:a xlink:type="simple" xlink:href="https://192.168.0.1:8080/"><text:span text:style-name="T52">://192.168.0.1:</text:span></text:a><text:a xlink:type="simple" xlink:href="https://192.168.0.1:8080/"><text:span text:style-name="T53">8080</text:span></text:a><text:a xlink:type="simple" xlink:href="https://192.168.0.1:8080/"><text:span text:style-name="T52">/</text:span></text:a><text:span text:style-name="T52"> /</text:span><text:span text:style-name="T58">USER:tester secret</text:span><text:span text:style-name="T28"><text:line-break/></text:span><text:span text:style-name="T46">→</text:span><text:span text:style-name="T29"> </text:span><text:span text:style-name="T30">OK</text:span></text:p>
              </text:list-item>
              <text:list-item>
                <text:p text:style-name="P89"><text:span text:style-name="T32">In File Explorer this drive appears as<text:line-break/></text:span><text:span text:style-name="T55">DavWWWRoot (</text:span><text:span text:style-name="T54">\\192.168.0.1</text:span><text:span text:style-name="T57">@SSL</text:span><text:span text:style-name="T54">@8080\</text:span><text:span text:style-name="T55">) (</text:span><text:span text:style-name="T56">W:</text:span><text:span text:style-name="T55">)<text:line-break/></text:span><text:span text:style-name="T46">→</text:span><text:span text:style-name="T29"> </text:span><text:span text:style-name="T30">OK</text:span></text:p>
              </text:list-item>
              <text:list-item>
                <text:p text:style-name="P89"><text:span text:style-name="T36">(</text:span><text:span text:style-name="T32">There is </text:span><text:span text:style-name="T36">no </text:span><text:span text:style-name="T32">new Network resource</text:span><text:span text:style-name="T36">)</text:span></text:p>
              </text:list-item>
              <text:list-item>
                <text:p text:style-name="P60"><text:span text:style-name="T37">MS Office 2010 : </text:span><text:span text:style-name="T40">edtable </text:span><text:span text:style-name="T46">→ </text:span><text:span text:style-name="T50">Partly</text:span><text:span text:style-name="T49"> (sometimes refuses to open)</text:span></text:p>
              </text:list-item>
              <text:list-item>
                <text:p text:style-name="P76"><text:span text:style-name="T27">MS Office 2010 Ctrl+O </text:span><text:span text:style-name="T35">using </text:span><text:span text:style-name="T27">"https://192.168.0.1:8080/folder/file.docx":<text:line-break/></text:span><text:span text:style-name="T36">Prompt for credentials, then</text:span><text:span text:style-name="T27"><text:line-break/></text:span><text:span text:style-name="T46">→ </text:span><text:span text:style-name="T47">OK</text:span></text:p>
              </text:list-item>
            </text:list>
          </table:table-cell>
          <table:table-cell table:style-name="Tabelle1.C2" office:value-type="string">
            <text:p text:style-name="P86">Ok</text:p>
          </table:table-cell>
        </table:table-row>
      </table:table>
      <text:p text:style-name="P22"/>
      <text:h text:style-name="Heading_20_2" text:outline-level="2"><text:bookmark-start text:name="__RefHeading__392_2015137505"/>Open Office 2010<text:bookmark-end text:name="__RefHeading__392_2015137505"/></text:h>
      <text:list xml:id="list85454381335133477" text:style-name="L8">
        <text:list-item>
          <text:p text:style-name="P50"><text:span text:style-name="T24">Reference<text:line-break/></text:span><text:a xlink:type="simple" xlink:href="http://www.webdavsystem.com/server/documentation/ms_office_read_only"><text:span text:style-name="T24">http://www.webdavsystem.com/server/documentation/ms_office_read_only</text:span></text:a></text:p>
        </text:list-item>
      </text:list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12">Auth</text:p>
          </table:table-cell>
          <table:table-cell table:style-name="Table1.A1" office:value-type="string">
            <text:p text:style-name="P13">NT Login</text:p>
          </table:table-cell>
          <table:table-cell table:style-name="Table1.A1" office:value-type="string">
            <text:p text:style-name="P13">Status</text:p>
          </table:table-cell>
          <table:table-cell table:style-name="Table1.E1" office:value-type="string">
            <text:p text:style-name="P14">Remarks</text:p>
          </table:table-cell>
        </table:table-row>
        <table:table-row>
          <table:table-cell table:style-name="Table1.A2" office:value-type="string">
            <text:p text:style-name="P38"><text:span text:style-name="T6">U</text:span>se a mapped drive (net use W: ...)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3"/>
          </table:table-cell>
          <table:table-cell table:style-name="Table1.E2" office:value-type="string">
            <text:list xml:id="list4095663494181969150" text:style-name="L7">
              <text:list-item>
                <text:p text:style-name="P69"/>
              </text:list-item>
            </text:list>
          </table:table-cell>
        </table:table-row>
        <table:table-row>
          <table:table-cell table:style-name="Table1.A2" office:value-type="string">
            <text:p text:style-name="P38"><text:span text:style-name="T6">U</text:span>se Ctrl+O (Open File) with a URL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40"/>
          </table:table-cell>
          <table:table-cell table:style-name="Table1.E2" office:value-type="string">
            <text:list xml:id="list3879285330028559420" text:style-name="L9">
              <text:list-item>
                <text:p text:style-name="P68"/>
              </text:list-item>
            </text:list>
          </table:table-cell>
        </table:table-row>
        <table:table-row table:style-name="Table1.4"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33"/>
          </table:table-cell>
          <table:table-cell table:style-name="Table1.E2" office:value-type="string">
            <text:list xml:id="list161535288629163" text:continue-numbering="true" text:style-name="L9">
              <text:list-item>
                <text:p text:style-name="P64"/>
              </text:list-item>
            </text:list>
          </table:table-cell>
        </table:table-row>
        <table:table-row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40"/>
          </table:table-cell>
          <table:table-cell table:style-name="Table1.E2" office:value-type="string">
            <text:list xml:id="list161534169146188" text:continue-numbering="true" text:style-name="L9">
              <text:list-item>
                <text:p text:style-name="P64"/>
              </text:list-item>
            </text:list>
          </table:table-cell>
        </table:table-row>
        <table:table-row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1"/>
          </table:table-cell>
        </table:table-row>
      </table:table>
      <text:p text:style-name="P23"/>
      <text:h text:style-name="Heading_20_3" text:outline-level="3"><text:bookmark-start text:name="__RefHeading__394_2015137505"/>Create a self-signed SSL-Certificate for the server<text:bookmark-end text:name="__RefHeading__394_2015137505"/></text:h>
      <text:p text:style-name="P26"><text:a xlink:type="simple" xlink:href="http://superuser.com/questions/73979/how-to-easily-create-a-ssl-certificate-and-configure-it-in-apache2-in-mac-os-x">http://superuser.com/questions/73979/how-to-easily-create-a-ssl-certificate-and-configure-it-in-apache2-in-mac-os-x</text:a></text:p>
      <text:list xml:id="list5490391890544043822" text:style-name="L10">
        <text:list-item>
          <text:p text:style-name="P51">Make sure the password is removed</text:p>
        </text:list-item>
        <text:list-item>
          <text:p text:style-name="P51"><text:soft-page-break/>Make sure the IP/Hostnames matches the server</text:p>
        </text:list-item>
      </text:list>
      <text:h text:style-name="Heading_20_3" text:outline-level="3"><text:bookmark-start text:name="__RefHeading__396_2015137505"/>Install self-signed SSL-Certificate in IE<text:bookmark-end text:name="__RefHeading__396_2015137505"/></text:h>
      <text:p text:style-name="P25">If you know how to do it, the mystery of strange error messages can be solved easily: You have to install your self-signed certificate first. Run Internet Explorer with administrative rights (UAC won't work!):</text:p>
      <text:p text:style-name="P25"/>
      <text:p text:style-name="P25">- Enter your WebDAV URL</text:p>
      <text:p text:style-name="P25">- Click on Continue to this website (not recommended)</text:p>
      <text:p text:style-name="P25">- Click on Certificate Error in the red colored address bar</text:p>
      <text:p text:style-name="P25">- Click on View certificates</text:p>
      <text:p text:style-name="P25">- In the Certificate dialog, press Install Certificate</text:p>
      <text:p text:style-name="P25">- In the Certificate Import Wizard, click Next</text:p>
      <text:p text:style-name="P25">- On page 2 of the wizard, select Place all certificates in the following store and click Browse;</text:p>
      <text:p text:style-name="P25">- In the Select Certificate Store dialog, select Trusted Root Certification Authorities, click OK</text:p>
      <text:p text:style-name="P25">- In the wizard, click Next, click Finish</text:p>
      <text:p text:style-name="P25">- If a security message pops up, choose Y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9M17S</meta:editing-duration>
    <meta:editing-cycles>79</meta:editing-cycles>
    <meta:generator>LibreOffice/4.1.3.2$MacOSX_x86 LibreOffice_project/70feb7d99726f064edab4605a8ab840c50ec57a</meta:generator>
    <dc:date>2013-12-30T16:15:33.038456000</dc:date>
    <meta:document-statistic meta:table-count="3" meta:image-count="0" meta:object-count="0" meta:page-count="5" meta:paragraph-count="164" meta:word-count="952" meta:character-count="6097" meta:non-whitespace-character-count="5333"/>
    <meta:user-defined meta:name="Info 1"/>
    <meta:user-defined meta:name="Info 2"/>
    <meta:user-defined meta:name="Info 3"/>
    <meta:user-defined meta:name="Info 4"/>
  </office:meta>
</office:document-meta>
</file>